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 office:version="1.2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display-name="P1"/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text:list-style style:name="L5" style:display-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</text:list-style>
    <style:style style:name="T1" style:family="text" style:display-name="T1">
      <style:text-properties fo:font-style="italic" style:font-style-asian="italic" style:font-style-complex="italic"/>
    </style:style>
    <style:style style:name="T2" style:family="text" style:display-name="T2">
      <style:text-properties fo:font-weight="bold" style:font-weight-asian="bold" style:font-weight-complex="bold"/>
    </style:style>
    <style:style style:name="T5" style:family="text" style:display-name="T5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 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  <text:h text:outline-level="1">Footnotes (Heading 1)</text:h>
      <text:p>This sentence has an accompanying footnote.<text:note text:id="ftn0" text:note-class="footnote"><text:note-citation>1</text:note-citation><text:note-body><text:p text:style-name="Footnote">You are reading a footnote.</text:p></text:note-body></text:note><text:s text:c="2"/>Where does the text after a footnote go?</text:p>
      <text:h text:outline-level="1">An Image</text:h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 style:display-name="Standard" style:class="text"/>
    <style:style style:name="Text_20_body" style:family="paragraph" style:parent-style-name="Standard" style:display-name="Text body" style:class="text">
      <style:paragraph-properties fo:margin-top="0in" fo:margin-bottom="0.0835i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 office:version="1.2">
  <office:meta>
    <meta:generator>ODFPY/1.3.4</meta:generator>
  </office:meta>
</office:document-meta>
</file>